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0000" draw:marker-start-width="0.252cm" draw:marker-end-width="0.252cm" draw:fill="solid" draw:fill-color="#ff3838" draw:opacity="100%" draw:textarea-horizontal-align="justify" draw:textarea-vertical-align="middle" draw:auto-grow-height="false" fo:min-height="1.118cm" fo:min-width="1.652cm" fo:padding-top="0.142cm" fo:padding-bottom="0.142cm" fo:padding-left="0.267cm" fo:padding-right="0.267cm"/>
    </style:style>
    <style:style style:name="gr2" style:family="graphic" style:parent-style-name="standard">
      <style:graphic-properties svg:stroke-width="0.1cm" svg:stroke-color="#f10d0c" draw:marker-start-width="0.35cm" draw:marker-end-width="0.35cm" draw:fill="solid" draw:fill-color="#ff3838" draw:opacity="100%" draw:textarea-horizontal-align="justify" draw:textarea-vertical-align="middle" draw:auto-grow-height="false" fo:min-height="0.956cm" fo:min-width="0.682cm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color="#fff5ce" draw:textarea-horizontal-align="justify" draw:textarea-vertical-align="middle" draw:auto-grow-height="false" fo:min-height="0.016cm" fo:min-width="0cm"/>
    </style:style>
    <style:style style:name="gr4" style:family="graphic" style:parent-style-name="standard">
      <style:graphic-properties svg:stroke-color="#fff5c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svg:stroke-color="#fff5ce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svg:stroke-color="#fff5ce" draw:textarea-horizontal-align="justify" draw:textarea-vertical-align="middle" draw:auto-grow-height="false" fo:min-height="0.225cm" fo:min-width="0cm"/>
    </style:style>
    <style:style style:name="P1" style:family="paragraph">
      <loext:graphic-properties draw:fill="solid" draw:fill-color="#ff3838" draw:opacity="10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Padrão">
        <draw:custom-shape draw:style-name="gr1" draw:text-style-name="P1" draw:layer="layout" svg:width="3.9cm" svg:height="2.5cm" svg:x="7.1cm" svg:y="9.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2.1cm" svg:height="2.14cm" svg:x="1.38cm" svg:y="1.98cm">
          <text:p/>
          <draw:enhanced-geometry svg:viewBox="0 0 21600 21600" draw:glue-points="?f6 10800 10800 21600 ?f5 10800 10800 0" draw:text-areas="?f3 ?f3 ?f4 ?f4" draw:type="trapezoid" draw:modifiers="4425.9881871876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2" draw:layer="layout" svg:width="0.4cm" svg:height="0.376cm" svg:x="1.48cm" svg:y="1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svg:x="1.28cm" svg:y="1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31cm" svg:height="0.4cm" svg:x="1.68cm" svg:y="1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svg:x="1.48cm" svg:y="1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svg:x="1.38cm" svg:y="1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draw:transform="rotate (-2.08043246837724) translate (3.631cm 1.82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draw:transform="rotate (-2.08043246837724) translate (3.488cm 1.51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31cm" svg:height="0.4cm" draw:transform="rotate (-2.08043246837724) translate (3.429cm 1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draw:transform="rotate (-2.08043246837724) translate (3.303cm 1.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draw:transform="rotate (-2.08043246837724) translate (3.593cm 1.68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draw:transform="rotate (2.28184346405739) translate (2.31cm 2.23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draw:transform="rotate (2.28184346405739) translate (2.65cm 2.2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31cm" svg:height="0.4cm" draw:transform="rotate (2.28184346405739) translate (2.427cm 2.0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446cm" svg:height="0.671cm" draw:transform="rotate (2.28184346405739) translate (2.572cm 2.2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draw:transform="rotate (2.28184346405739) translate (2.451cm 2.2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svg:x="2.58cm" svg:y="0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7cm" svg:height="0.276cm" svg:x="2.28cm" svg:y="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31cm" svg:height="0.4cm" svg:x="2.68cm" svg:y="1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svg:x="2.48cm" svg:y="1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svg:x="2.48cm" svg:y="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draw:transform="rotate (0.88331113443433) translate (1.635cm 1.17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draw:transform="rotate (0.88331113443433) translate (1.721cm 1.5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31cm" svg:height="0.4cm" draw:transform="rotate (0.88331113443433) translate (1.834cm 1.2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draw:transform="rotate (0.88331113443433) translate (1.936cm 1.48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draw:transform="rotate (0.88331113443433) translate (1.576cm 1.4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svg:x="2.249cm" svg:y="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svg:x="2.049cm" svg:y="0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31cm" svg:height="0.4cm" svg:x="2.349cm" svg:y="0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4cm" svg:height="0.376cm" svg:x="2.249cm" svg:y="1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3cm" svg:height="0.276cm" svg:x="2.149cm" svg:y="0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5ce" style:repeat="repeat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8cm" fo:margin-bottom="0.29cm" fo:margin-left="0.28cm" fo:margin-right="0.29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14T17:34:58.008269699</meta:creation-date>
    <dc:date>2020-06-14T19:02:54.221408731</dc:date>
    <meta:editing-duration>PT2M48S</meta:editing-duration>
    <meta:editing-cycles>2</meta:editing-cycles>
    <meta:generator>LibreOffice/6.3.5.2$Linux_X86_64 LibreOffice_project/30$Build-2</meta:generator>
    <meta:document-statistic meta:object-count="32"/>
  </office:meta>
</office:document-meta>
</file>